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4pt" style:font-size-asian="14pt" style:font-size-complex="14pt"/>
    </style:style>
    <style:style style:name="P2" style:parent-style-name="Normal" style:family="paragraph">
      <style:text-properties fo:font-size="14pt" style:font-size-asian="14pt" style:font-size-complex="14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office:automatic-styles>
  <office:body>
    <office:text text:use-soft-page-breaks="true">
      <text:p text:style-name="P1">-To use the program, run the file “Run_From_Here”.</text:p>
      <text:p text:style-name="P2">-To login you need to add yourself as a user. The admin password is ‘jackson123’</text:p>
      <text:p text:style-name="P3">- The database I uploaded is filled with sample data for the Clients, appointments, and login users so you can see how it should be displayed.</text:p>
      <text:p text:style-name="P4">-Make sure that all the files I uploaded are saved next to each other. If they are not, then the program will not run as it is modular and they will not be able to import from each other.</text:p>
      <text:p text:style-name="P5">-Make sure the ‘Database’ file is saved in the same place as the other files or the program will not run.</text:p>
      <text:p text:style-name="P6"/>
      <text:p text:style-name="P7"><text:s text:c="2"/></text:p>
      <text:p text:style-name="P8"/>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 Jackson</meta:initial-creator>
    <dc:creator>Alex Jackson</dc:creator>
    <meta:creation-date>2020-10-15T11:30:00Z</meta:creation-date>
    <dc:date>2020-10-15T11:47:00Z</dc:date>
    <meta:template xlink:href="Normal" xlink:type="simple"/>
    <meta:editing-cycles>2</meta:editing-cycles>
    <meta:editing-duration>PT1020S</meta:editing-duration>
    <meta:document-statistic meta:page-count="1" meta:paragraph-count="1" meta:word-count="86" meta:character-count="579" meta:row-count="4" meta:non-whitespace-character-count="494"/>
  </office:meta>
</office:document-meta>
</file>